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6"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8" style:family="paragraph" style:parent-style-name="Standard">
      <style:paragraph-properties fo:margin-left="1.4772in" fo:margin-right="0in" fo:line-height="125%" fo:text-indent="0in" style:auto-text-indent="false"/>
      <style:text-properties fo:color="#000000"/>
    </style:style>
    <style:style style:name="P19"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1"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2" style:family="paragraph" style:parent-style-name="Preformatted_20_Text">
      <style:paragraph-properties fo:line-height="125%"/>
      <style:text-properties fo:color="#000000" style:font-name="Times New Roman" fo:font-size="12pt" style:font-size-asian="12pt" style:font-size-complex="12pt"/>
    </style:style>
    <style:style style:name="P23"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5"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style:text-properties fo:color="#000000" style:font-name="Courier New" fo:font-size="10pt" style:font-size-asian="10pt" style:font-size-complex="10pt"/>
    </style:style>
    <style:style style:name="P28"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3"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5"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6"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8"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9"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0"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1"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3" style:family="paragraph" style:parent-style-name="Preformatted_20_Text" style:list-style-name="L4"/>
    <style:style style:name="P44"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5" style:family="paragraph" style:parent-style-name="Preformatted_20_Text" style:list-style-name="L4">
      <style:paragraph-properties fo:line-height="110%"/>
      <style:text-properties fo:font-size="12pt" style:font-size-asian="12pt" style:font-size-complex="12pt"/>
    </style:style>
    <style:style style:name="P46" style:family="paragraph" style:parent-style-name="Preformatted_20_Text" style:list-style-name="L4">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ster's Thesis Proposal: Formal Theory of Communication in Concurrent ML</text:p>
      <text:p text:style-name="P24">Thomas Logan</text:p>
      <text:p text:style-name="P23"/>
      <text:p text:style-name="P23">Summary</text:p>
      <text:p text:style-name="P22"><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2"/>
      <text:p text:style-name="P23">Overview</text:p>
      <text:p text:style-name="P22"><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2"><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2"/>
      <text:p text:style-name="P20"><text:span text:style-name="T2">type</text:span><text:span text:style-name="T1"> thread_id</text:span></text:p>
      <text:p text:style-name="P21"><text:span text:style-name="T8">val</text:span> spawn<text:span text:style-name="T9">: </text:span>(unit <text:span text:style-name="T9">-&gt;</text:span> unit) -&gt; thread_id</text:p>
      <text:p text:style-name="P22"/>
      <text:p text:style-name="P22">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2"/>
      <text:p text:style-name="P21"><text:span text:style-name="T8">type</text:span> 'a chan</text:p>
      <text:p text:style-name="P21"><text:span text:style-name="T8">val</text:span> channel : unit -&gt; 'a chan</text:p>
      <text:p text:style-name="P21"><text:span text:style-name="T8">val</text:span> recv : 'a chan -&gt; 'a</text:p>
      <text:p text:style-name="P21"><text:span text:style-name="T8">val</text:span> send : ('a chan * 'a) -&gt; unit</text:p>
      <text:p text:style-name="P22"/>
      <text:p text:style-name="P22">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4"><text:span text:style-name="T8"><text:s text:c="2"/>type</text:span> serv</text:p>
      <text:p text:style-name="P14"><text:span text:style-name="T8"><text:s text:c="2"/>val</text:span><text:span text:style-name="T9"> make : unit -&gt; serv</text:span></text:p>
      <text:p text:style-name="P14"><text:span text:style-name="T8"><text:s text:c="2"/>val </text:span>call : serv * int -&gt; int</text:p>
      <text:p text:style-name="P15">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channel ()</text:p>
      <text:p text:style-name="P14"><text:span text:style-name="T8"><text:s text:c="4"/></text:span><text:span text:style-name="T8">fun</text:span> loop state = <text:span text:style-name="T8">let</text:span></text:p>
      <text:p text:style-name="P14"><text:span text:style-name="T8"><text:s text:c="4"/></text:span><text:span text:style-name="T8"><text:s text:c="2"/>val </text:span>(v, replCh) = recv reqCh</text:p>
      <text:p text:style-name="P14"><text:span text:style-name="T8"><text:s text:c="4"/>in</text:span> </text:p>
      <text:p text:style-name="P14"><text:s text:c="6"/>send (replCh, state);</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channel ()</text:p>
      <text:p text:style-name="P14"><text:span text:style-name="T8"><text:s text:c="2"/>in</text:span> </text:p>
      <text:p text:style-name="P14"><text:s text:c="4"/>send (reqCh, (v, replCh));</text:p>
      <text:p text:style-name="P14"><text:s text:c="4"/>recv replCh </text:p>
      <text:p text:style-name="P15"><text:s text:c="2"/>end</text:p>
      <text:p text:style-name="P15">end</text:p>
      <text:p text:style-name="P2">Listing 2: Implementation of servers</text:p>
      <text:p text:style-name="P26"><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6"><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2"/>
      <text:p text:style-name="P21"><text:span text:style-name="T8">type</text:span> 'a event</text:p>
      <text:p text:style-name="P21"><text:span text:style-name="T8">val</text:span> sync : 'a event -&gt; 'a</text:p>
      <text:p text:style-name="P21"><text:span text:style-name="T8">val</text:span> recvEvt : 'a chan -&gt; 'a event</text:p>
      <text:p text:style-name="P21"><text:span text:style-name="T8">val</text:span> sendEvt : 'a chan * 'a -&gt; unit event</text:p>
      <text:p text:style-name="P21"><text:span text:style-name="T8">val</text:span> choose: 'a event * 'a event -&gt; 'a event</text:p>
      <text:p text:style-name="P21"/>
      <text:p text:style-name="P21"><text:span text:style-name="T8">fun </text:span>send (ch, v) = sync (sendEvt (ch, v))</text:p>
      <text:p text:style-name="P21"><text:span text:style-name="T8">fun</text:span> recv v = sync (recvEvt v)</text:p>
      <text:p text:style-name="P22"/>
      <text:p text:style-name="P22"><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2"><text:s text:c="2"/></text:p>
      <text:p text:style-name="P21"><text:span text:style-name="T8">val</text:span> thenEvt: 'a event * ('a -&gt; 'b event) <text:s/>-&gt; 'b event</text:p>
      <text:p text:style-name="P21"/>
      <text:p text:style-name="P22">When <text:s/><text:span text:style-name="T1">thenEvt</text:span> is synchronized on, either all of its constituent events and abstractions evaluate in isolation, or none evaluate.</text:p>
      <text:p text:style-name="P22"/>
      <text:p text:style-name="P22"><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2"><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5">val <text:span text:style-name="T9">server = Serv.make ()</text:span></text:p>
      <text:p text:style-name="P16"><text:span text:style-name="T8">val</text:span> _ = spawn (fn () =&gt; Serv.call (server, 35))</text:p>
      <text:p text:style-name="P16"><text:span text:style-name="T8">val</text:span> _ = spawn (fn () =&gt; </text:p>
      <text:p text:style-name="P6"><text:tab/><text:tab/><text:tab/> <text:s/>Serv.call (server, 12); </text:p>
      <text:p text:style-name="P16"><text:s text:c="2"/>Serv.call (server, 13)</text:p>
      <text:p text:style-name="P16">)</text:p>
      <text:p text:style-name="P16"><text:span text:style-name="T8">val</text:span> _ = spawn (fn () =&gt; Serv.call (server, 81))</text:p>
      <text:p text:style-name="P16"><text:span text:style-name="T8">val</text:span> _ = spawn (fn () =&gt; Serv.call (server, 44))</text:p>
      <text:p text:style-name="P19"/>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2"><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2"/>
      <text:p text:style-name="P18"><text:span text:style-name="T3">structure</text:span><text:span text:style-name="T4"> Serv :&gt; SERV = </text:span><text:span text:style-name="T3">struct </text:span></text:p>
      <text:p text:style-name="P14"><text:span text:style-name="T8"><text:s text:c="2"/>datatype</text:span> serv = <text:span text:style-name="T9">S</text:span> <text:span text:style-name="T8">of</text:span><text:span text:style-name="T9"> (int * int chan) chan </text:span></text:p>
      <text:p text:style-name="P16"/>
      <text:p text:style-name="P14"><text:span text:style-name="T8"><text:s text:c="2"/>fun</text:span><text:span text:style-name="T9"> make () </text:span>= <text:span text:style-name="T8">let</text:span> </text:p>
      <text:p text:style-name="P14"><text:span text:style-name="T8"><text:s text:c="4"/>val</text:span> reqCh = <text:span text:style-name="T17">FanIn.</text:span>channel()</text:p>
      <text:p text:style-name="P14"><text:span text:style-name="T8"><text:s text:c="4"/></text:span><text:span text:style-name="T8">fun</text:span> loop state = <text:span text:style-name="T8">let</text:span></text:p>
      <text:p text:style-name="P14"><text:span text:style-name="T8"><text:s text:c="6"/>val </text:span>(v, replCh) = <text:span text:style-name="T17">FanIn.</text:span>recv reqCh</text:p>
      <text:p text:style-name="P14"><text:span text:style-name="T8"><text:s text:c="4"/>in</text:span> </text:p>
      <text:p text:style-name="P14"><text:s text:c="6"/><text:span text:style-name="T17">OneShot.</text:span><text:span text:style-name="T18">send (replCh, state)</text:span>;</text:p>
      <text:p text:style-name="P14"><text:s text:c="6"/>loop v </text:p>
      <text:p text:style-name="P14"><text:span text:style-name="T8"><text:s text:c="4"/>end</text:span> <text:s text:c="3"/></text:p>
      <text:p text:style-name="P15"><text:s text:c="2"/>in</text:p>
      <text:p text:style-name="P14"><text:span text:style-name="T8"><text:s text:c="4"/></text:span>spawn (<text:span text:style-name="T8">fn</text:span> () =&gt; loop 0);</text:p>
      <text:p text:style-name="P14"><text:s text:c="4"/>S reqCh</text:p>
      <text:p text:style-name="P14"><text:span text:style-name="T8"><text:s text:c="2"/>end</text:span> </text:p>
      <text:p text:style-name="P14"/>
      <text:p text:style-name="P14"><text:span text:style-name="T8"><text:s text:c="2"/>fun</text:span> call (server, v) = <text:span text:style-name="T8">let</text:span> </text:p>
      <text:p text:style-name="P14"><text:s text:c="4"/><text:span text:style-name="T8">val</text:span> S reqCh = server</text:p>
      <text:p text:style-name="P14"><text:span text:style-name="T8"><text:s text:c="4"/>val</text:span> replCh = <text:span text:style-name="T17">OneShot</text:span>.channel ()</text:p>
      <text:p text:style-name="P14"><text:span text:style-name="T8"><text:s text:c="2"/>in</text:span> </text:p>
      <text:p text:style-name="P14"><text:s text:c="4"/><text:span text:style-name="T17">FanIn.</text:span>send (reqCh, (v, replCh));</text:p>
      <text:p text:style-name="P14"><text:s text:c="4"/><text:span text:style-name="T17">OneShot.</text:span>recv replCh </text:p>
      <text:p text:style-name="P15"><text:s text:c="2"/>end</text:p>
      <text:p text:style-name="P15">end</text:p>
      <text:p text:style-name="P15"/>
      <text:p text:style-name="P22">Without a static analysis to check the usage of the special channels, one could inadvertently use a one-shot channel for a channel that has multiple senders, resulting in runtime behavior inconsistent with the general semantics of channel synchronization.</text:p>
      <text:p text:style-name="P22"><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2"/>
      <text:p text:style-name="P22"><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2"><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2"><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2"/>
      <text:list xml:id="list809487973802689193" text:style-name="L1">
        <text:list-item>
          <text:p text:style-name="P34">let</text:p>
        </text:list-item>
        <text:list-item>
          <text:p text:style-name="P37"><text:s text:c="2"/><text:span text:style-name="T8">val</text:span> w = 4</text:p>
        </text:list-item>
        <text:list-item>
          <text:p text:style-name="P37"><text:s text:c="2"/><text:span text:style-name="T8">val</text:span> x = ref 1</text:p>
        </text:list-item>
        <text:list-item>
          <text:p text:style-name="P37"><text:s text:c="2"/><text:span text:style-name="T8">val</text:span> y = ref 2</text:p>
        </text:list-item>
        <text:list-item>
          <text:p text:style-name="P37"><text:s text:c="2"/><text:span text:style-name="T8">val</text:span> z = (!x + 1) + (!y + 2) + (w - 3); </text:p>
        </text:list-item>
        <text:list-item>
          <text:p text:style-name="P37"><text:s text:c="2"/><text:span text:style-name="T8">val</text:span> w = 1</text:p>
        </text:list-item>
        <text:list-item>
          <text:p text:style-name="P34">in</text:p>
        </text:list-item>
        <text:list-item>
          <text:p text:style-name="P37"><text:s text:c="2"/>y := 0;</text:p>
        </text:list-item>
        <text:list-item>
          <text:p text:style-name="P37"><text:s text:c="2"/>(!y + 2) - (!x + 1) * (w – 3)</text:p>
        </text:list-item>
        <text:list-item>
          <text:p text:style-name="P34">end</text:p>
        </text:list-item>
      </text:list>
      <text:p text:style-name="P22"><text:tab/></text:p>
      <text:p text:style-name="P22">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2"><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2"/>
      <text:list xml:id="list315839707487542321" text:style-name="L2">
        <text:list-item>
          <text:p text:style-name="P40"><text:span text:style-name="T2">let</text:span><text:span text:style-name="T1"> </text:span></text:p>
        </text:list-item>
        <text:list-item>
          <text:p text:style-name="P40"><text:span text:style-name="T1"><text:s text:c="2"/></text:span><text:span text:style-name="T2">val</text:span><text:span text:style-name="T1"> x = 1 <text:s text:c="3"/></text:span></text:p>
        </text:list-item>
        <text:list-item>
          <text:p text:style-name="P40"><text:span text:style-name="T1"><text:s text:c="2"/></text:span><text:span text:style-name="T2">val</text:span><text:span text:style-name="T1"> y = 2</text:span></text:p>
        </text:list-item>
        <text:list-item>
          <text:p text:style-name="P40"><text:span text:style-name="T1"><text:s text:c="2"/></text:span><text:span text:style-name="T2">val</text:span><text:span text:style-name="T1"> z = ref (4 * 73)</text:span></text:p>
        </text:list-item>
        <text:list-item>
          <text:p text:style-name="P40"><text:span text:style-name="T1"><text:s text:c="2"/></text:span><text:span text:style-name="T2">val</text:span><text:span text:style-name="T1"> x = 4</text:span></text:p>
        </text:list-item>
        <text:list-item>
          <text:p text:style-name="P40"><text:span text:style-name="T2">in</text:span><text:span text:style-name="T1"> </text:span></text:p>
        </text:list-item>
        <text:list-item>
          <text:p text:style-name="P38"><text:s text:c="2"/>z := 1; </text:p>
        </text:list-item>
        <text:list-item>
          <text:p text:style-name="P38"><text:s text:c="2"/>x * !z</text:p>
        </text:list-item>
        <text:list-item>
          <text:p text:style-name="P35">end</text:p>
        </text:list-item>
      </text:list>
      <text:p text:style-name="P22"/>
      <text:p text:style-name="P22"><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2"><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2"/>
      <text:list xml:id="list7864183661731650628" text:style-name="L3">
        <text:list-item>
          <text:p text:style-name="P41"><text:span text:style-name="T2">let</text:span><text:span text:style-name="T1"> </text:span></text:p>
        </text:list-item>
        <text:list-item>
          <text:p text:style-name="P41"><text:span text:style-name="T1"><text:s text:c="2"/></text:span><text:span text:style-name="T2">val</text:span><text:span text:style-name="T1"> f = </text:span><text:span text:style-name="T2">fn</text:span><text:span text:style-name="T1"> x =&gt; x 1</text:span></text:p>
        </text:list-item>
        <text:list-item>
          <text:p text:style-name="P41"><text:span text:style-name="T1"><text:s text:c="2"/></text:span><text:span text:style-name="T2">val</text:span><text:span text:style-name="T1"> g = </text:span><text:span text:style-name="T2">fn</text:span><text:span text:style-name="T1"> y =&gt; y + 2</text:span></text:p>
        </text:list-item>
        <text:list-item>
          <text:p text:style-name="P41"><text:span text:style-name="T1"><text:s text:c="2"/></text:span><text:span text:style-name="T2">val</text:span><text:span text:style-name="T1"> h = </text:span><text:span text:style-name="T2">fn</text:span><text:span text:style-name="T1"> z =&gt; z + 3</text:span></text:p>
        </text:list-item>
        <text:list-item>
          <text:p text:style-name="P41"><text:span text:style-name="T2">in</text:span><text:span text:style-name="T1"> </text:span></text:p>
        </text:list-item>
        <text:list-item>
          <text:p text:style-name="P39"><text:s text:c="2"/>(f g) + (f h)</text:p>
        </text:list-item>
        <text:list-item>
          <text:p text:style-name="P36">end</text:p>
        </text:list-item>
      </text:list>
      <text:p text:style-name="P22"/>
      <text:p text:style-name="P22"><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2"><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2"/>
      <text:p text:style-name="P22"><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2"><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2"><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2"/>
      <text:p text:style-name="P22"><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2"><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2"><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2"/>
      <text:p text:style-name="P29"><text:span text:style-name="T8">datatype</text:span> 'a list = Nil | Cons 'a "'a list"</text:p>
      <text:p text:style-name="P29"/>
      <text:p text:style-name="P32"><text:span text:style-name="T8">inductive</text:span> sorted :: "('a ⇒ 'a ⇒ bool) ⇒ 'a list ⇒ bool" where</text:p>
      <text:p text:style-name="P32"><text:s text:c="2"/>Nil : "sorted P Nil" |</text:p>
      <text:p text:style-name="P32"><text:s text:c="2"/>Single : "sorted P (Cons x Nil)" |</text:p>
      <text:p text:style-name="P32"><text:s text:c="2"/>Cons : "P x y ⟹ sorted P (Cons y ys) ⟹ sorted P (Cons x (Cons y ys))"</text:p>
      <text:p text:style-name="P22"/>
      <text:p text:style-name="P22">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2"/>
      <text:p text:style-name="P30">datatype<text:span text:style-name="T9"> nat = Z | S nat </text:span></text:p>
      <text:p text:style-name="P30"/>
      <text:p text:style-name="P30">inductive<text:span text:style-name="T9"> lte :: “nat =&gt; nat =&gt; bool” </text:span>where</text:p>
      <text:p text:style-name="P31"><text:s text:c="2"/>Eq : “lte n n” |</text:p>
      <text:p text:style-name="P31"><text:s text:c="2"/>Lt : “lte n1 n2 ==&gt; lte n1 (S n2)”</text:p>
      <text:p text:style-name="P30"/>
      <text:p text:style-name="P30">theorem<text:span text:style-name="T9"> “</text:span></text:p>
      <text:p text:style-name="P31"><text:s text:c="2"/>sorted lte (Cons (Z) (Cons (S Z) (Cons (S Z) (Cons (S (S (S Z))) Nil))))</text:p>
      <text:p text:style-name="P31">”</text:p>
      <text:p text:style-name="P30"><text:s/>apply<text:span text:style-name="T9"> (rule Cons)</text:span></text:p>
      <text:p text:style-name="P30"><text:s text:c="2"/>apply<text:span text:style-name="T9"> (rule Lt)</text:span></text:p>
      <text:p text:style-name="P30"><text:s text:c="2"/>apply<text:span text:style-name="T9"> (rule Eq)</text:span></text:p>
      <text:p text:style-name="P30"><text:s/>apply<text:span text:style-name="T9"> (rule Cons)</text:span></text:p>
      <text:p text:style-name="P30"><text:s text:c="2"/>apply<text:span text:style-name="T9"> (rule Eq)</text:span></text:p>
      <text:p text:style-name="P30"><text:s/>apply<text:span text:style-name="T9"> (rule Cons)</text:span></text:p>
      <text:p text:style-name="P30"><text:s text:c="2"/>apply<text:span text:style-name="T9"> (rule Lt)</text:span></text:p>
      <text:p text:style-name="P30"><text:s text:c="2"/>apply<text:span text:style-name="T9"> (rule Lt)</text:span></text:p>
      <text:p text:style-name="P30"><text:s text:c="2"/>apply<text:span text:style-name="T9"> (rule Eq)</text:span></text:p>
      <text:p text:style-name="P30"><text:s/>apply<text:span text:style-name="T9"> (rule Single)</text:span></text:p>
      <text:p text:style-name="P30">done</text:p>
      <text:p text:style-name="P22"/>
      <text:p text:style-name="P22">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7"/>
      <text:p text:style-name="P14"><text:span text:style-name="T14">definition</text:span><text:span text:style-name="T15"> True :: bool </text:span><text:span text:style-name="T14">where</text:span><text:span text:style-name="T15"> </text:span></text:p>
      <text:p text:style-name="P17"><text:s text:c="2"/>"True ≡ ((λx::bool. x) = (λx. x))"</text:p>
      <text:p text:style-name="P17"/>
      <text:p text:style-name="P14"><text:span text:style-name="T14">definition</text:span><text:span text:style-name="T15"> False :: bool </text:span><text:span text:style-name="T14">where</text:span><text:span text:style-name="T15"> </text:span></text:p>
      <text:p text:style-name="P17"><text:s text:c="2"/>"False ≡ (∀P. P)"</text:p>
      <text:p text:style-name="P33"/>
      <text:p text:style-name="P23">Hypothesis</text:p>
      <text:p text:style-name="P22"><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3"/>
      <text:p text:style-name="P23">Evaluation</text:p>
      <text:p text:style-name="P23"><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4"/>
      <text:p text:style-name="P23">Architecture</text:p>
      <text:p text:style-name="P22"><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2"><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2"><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2"/>
      <text:p text:style-name="P22"/>
      <text:p text:style-name="P22"/>
      <text:p text:style-name="P23">Implementation</text:p>
      <text:p text:style-name="P23"/>
      <text:p text:style-name="P24"><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4"/>
      <text:p text:style-name="P24"/>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4"/>
      <text:p text:style-name="P24"/>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4">Factoring out the static evaluation from communication topology classification, not only gives a nice symmetry with the runtime evaluation, but also emphasizes the importance of the describing abstract values, common to all communication topologies. </text:p>
      <text:p text:style-name="P24"/>
      <text:p text:style-name="P24"/>
      <text:p text:style-name="P10">Formal Objectives</text:p>
      <text:p text:style-name="P24">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4"/>
      <text:p text:style-name="P23">Syntax</text:p>
      <text:p text:style-name="P24"><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4"/>
      <text:p text:style-name="P28">datatype var = Var string</text:p>
      <text:p text:style-name="P28"/>
      <text:p text:style-name="P28">datatype exp = </text:p>
      <text:p text:style-name="P28"><text:s text:c="2"/>Let var bind exp |</text:p>
      <text:p text:style-name="P28"><text:s text:c="2"/>Result var</text:p>
      <text:p text:style-name="P28"/>
      <text:p text:style-name="P28">and bind = </text:p>
      <text:p text:style-name="P28"><text:s text:c="2"/>Unit |</text:p>
      <text:p text:style-name="P28"><text:s text:c="2"/>Chan |</text:p>
      <text:p text:style-name="P28"><text:s text:c="2"/>Prim prim |</text:p>
      <text:p text:style-name="P28"><text:s text:c="2"/>Spawn exp |</text:p>
      <text:p text:style-name="P28"><text:s text:c="2"/>Sync var |</text:p>
      <text:p text:style-name="P28"><text:s text:c="2"/>Fst var |</text:p>
      <text:p text:style-name="P28"><text:s text:c="2"/>Snd var |</text:p>
      <text:p text:style-name="P28"><text:s text:c="2"/>Case var var exp var exp |</text:p>
      <text:p text:style-name="P28"><text:s text:c="2"/>App var var</text:p>
      <text:p text:style-name="P28"/>
      <text:p text:style-name="P28">and prim = </text:p>
      <text:p text:style-name="P28"><text:s text:c="2"/>SendEvt var var |</text:p>
      <text:p text:style-name="P28"><text:s text:c="2"/>RecvEvt var |</text:p>
      <text:p text:style-name="P28"><text:s text:c="2"/>Pair var var |</text:p>
      <text:p text:style-name="P28"><text:s text:c="2"/>Left var |</text:p>
      <text:p text:style-name="P28"><text:s text:c="2"/>Right var |</text:p>
      <text:p text:style-name="P28"><text:s text:c="2"/>Abs var var exp</text:p>
      <text:p text:style-name="P28"/>
      <text:p text:style-name="P24"/>
      <text:p text:style-name="P23">Dynamic Semantics</text:p>
      <text:p text:style-name="P24"><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4"><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4"><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4"><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4"><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4"/>
      <text:p text:style-name="P24"/>
      <text:p text:style-name="P23"><text:soft-page-break/>Dynamic Communication Topology Classification</text:p>
      <text:p text:style-name="P24"><text:tab/>The dynamic communication topology classification classifies channels based on the number of of processes that compete to synchronize on different events on channels. <text:s/>The is_send_path predicate asserts that a specified control path leads to a synchronization on a send event on a specified channel in a specified thread pool. <text:s/>The is_recv_path predicate asserts that a specified control path leads to a synchronization on a receive event on a specified channel in a specified thread pool. <text:s/>The all predicate asserts that a specified binary relation on control paths holds for all paths satisfying a specified predicate. <text:s/>Two control paths are ordered iff one is the prefix of the other. <text:s/>The one_shot predicate asserts that there is exactly one send path that leads to a specified channel in a specified thread pool, by saying that all send paths to the channel in the thread pool are equal. <text:s/>The one_to_one predicate asserts that for a specified thread pool and channel, all send paths are ordered, and all receive paths are ordered. <text:s/>If paths to synchronization on a channel are ordered, then they cannot compete with each other, meaning that at most one process attempts to synchronize before a synchronization is completed. <text:s/>The fan_out predicate simply says that for a specified thread pool and channel, all send paths are ordered. <text:s/>The fan_in predicate says that for a specified thread pool and channel, all receive paths are ordered.</text:p>
      <text:p text:style-name="P24"/>
      <text:p text:style-name="P23">Static Semantics</text:p>
      <text:p text:style-name="P24"><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4"><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text:soft-page-break/>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say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text:soft-page-break/>also be applied in its own inner expression. <text:s/>A coinductive description would certainly not be computable, which would defeat the purpose of the static semantics.</text:p>
      <text:p text:style-name="P24"/>
      <text:p text:style-name="P23">Static Traceability</text:p>
      <text:p text:style-name="P24"><text:tab/>The notion of traceability in the dynamics semantics is implicit from the existence of a control path mapping to a state in a thread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asserts that a control path might trace to an expression from a specified starting expression and a binding abstract value environment. <text:s/>The Start rule simply says that an empty control path might trace to the same expression that it starts at. <text:s/>The Result rule say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says that a control path ending with a Seq control label might trace to the next expression of a Let expression, where the path prefix leading to the Seq label might trace to the Let expression. The rules for Let_Chan, Let_Prim, Let_Spawn, Let_Sync, <text:s/>Let_Fst, and Let_Snd are similar. <text:s/>The Let_Case_Left rule say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say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4"/>
      <text:p text:style-name="P23">Static Communication Topology Classification </text:p>
      <text:p text:style-name="P24"><text:tab/>The static communication topology classification classifies abstract identifiers of channels based on the number of processes that might compete to synchronize on different events on channels. <text:s/>The is_static_send_path predicate asserts that a control path might be traceable to a synchronization on a send event on a specified abstract channel, for a specified expression, using abstract values from a specified abstract binding environment. <text:s/>The is_static_recv_path predicate asserts that a control path might be traceable to a synchronization on a receive event on a specified abstract channel, for a specified expression, using abstract values from a specified abstract binding environment. <text:s/>The inclusive predicate asserts that two control paths may occur in the same run of a program. <text:s/>The Ordered rule says that two paths are inclusive if they are ordered. <text:s/>The Spawn_Left and Spawn_Right rules say that two paths are inclusive if one path was spawned by the other. <text:s/>Two paths are singular iff either <text:soft-page-break/>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asserts that all static send paths are singular for a specified abstract channel identifier, abstract environment, and expression. <text:s/>The static_one_to_one predicate asserts that all static send paths are noncompetitive, and all static receive paths are noncompetitive for a specified abstract channel identifier, abstract environment, and expression. <text:s/>The static_fan_out predicate asserts that all static send paths are noncompetitive for a specified abstract channel identifier, abstract environment, and expression. <text:s/>The static_fan_in predicate asserts that all static receive paths are noncompetitive for a specified abstract channel identifier, abstract environment, and expression.</text:p>
      <text:p text:style-name="P23"/>
      <text:p text:style-name="P24"/>
      <text:p text:style-name="P23">References</text:p>
      <text:list xml:id="list7565757282078362853" text:style-name="L4">
        <text:list-item>
          <text:p text:style-name="P44">Donnelly, K. and Fluet, M. Transactional events. ACM SIGPLAN Notices 2006, 41(9), pp.124-135.</text:p>
        </text:list-item>
        <text:list-item>
          <text:p text:style-name="P45">Flanagan C., Sabry A., Duba B.F., Felleisen M. The Essence of Compiling with Continuations. In ACM SIGPLAN Notices; 1993 Aug 1 (Vol. 28, No. 6, pp. 237-247). ACM.</text:p>
        </text:list-item>
        <text:list-item>
          <text:p text:style-name="P44">Fluet, M. A type-and control-flow analysis for System F. In Symposium on Implementation and Application of Functional Languages (pp. 122-139). 2012 August. Springer, Berlin, Heidelberg.</text:p>
        </text:list-item>
        <text:list-item>
          <text:p text:style-name="P45">Matichuk D., Murray T., Wenzel M. Eisbach: A Proof Method Language for Isabelle. Journal of Automated Reasoning. 2016 Mar 1;56(3):261-82.</text:p>
        </text:list-item>
        <text:list-item>
          <text:p text:style-name="P45">Nielson F., Nielson H.R., Hankin C. Principles of program analysis. Springer; 2015 Feb 27.</text:p>
        </text:list-item>
        <text:list-item>
          <text:p text:style-name="P45">Nipkow T, Klein G. Concrete Semantics: With Isabelle/HOL. Springer; 2014 Dec 3.</text:p>
        </text:list-item>
        <text:list-item>
          <text:p text:style-name="P45">Paulson L.C., Nipkow T. Isabelle Tutorial and User’s Manual. University of Cambridge, Computer Laboratory; 1990.</text:p>
        </text:list-item>
        <text:list-item>
          <text:p text:style-name="P45">Reppy, J.H. Concurrent Programming in ML. Cambridge University Press; 2007 Sep 14.</text:p>
        </text:list-item>
        <text:list-item>
          <text:p text:style-name="P44">Reppy, J. H. CML: A Higher-Order Concurrent Language. In PLDI’91, New York, NY, June 1991. ACM, pp. 293–305. </text:p>
        </text:list-item>
        <text:list-item>
          <text:p text:style-name="P44">Reppy, J., Russo, C.V. and Xiao, Y. Parallel concurrent ML. In ACM SIGPLAN Notices 2009 August (Vol. 44, No. 9, pp. 257-268). ACM.</text:p>
        </text:list-item>
        <text:list-item>
          <text:p text:style-name="P45">Reppy J, Xiao Y. Specialization of CML message-passing primitives. In ACM SIGPLAN Notices 2007 Jan 17 (Vol. 42, No. 1, pp. 315-326). ACM.</text:p>
        </text:list-item>
        <text:list-item>
          <text:p text:style-name="P45">Reppy, J. Type-sensitive control-flow analysis. In ML ’06, New York, NY, September 2006. ACM, pp. 74–83. </text:p>
        </text:list-item>
        <text:list-item>
          <text:p text:style-name="P46">Shivers, O. Control-flow analysis of higher-order languages. PhD dissertation, Carnegie Mellon University, 1991.</text:p>
        </text:list-item>
        <text:list-item>
          <text:p text:style-name="P46">Wenzel M. The Isabelle/Isar Reference Manual.</text:p>
        </text:list-item>
        <text:list-item>
          <text:p text:style-name="P46">Wenzel M, Haftmann F, Paulson L. The Isabelle/Isar Implementation.</text:p>
        </text:list-item>
        <text:list-item>
          <text:p text:style-name="P46">Xiao, Y. Toward optimization of Concurrent ML. Master’s dissertation, University of Chicago, December 2005. </text:p>
        </text:list-item>
        <text:list-item>
          <text:p text:style-name="P43"><text:a xlink:type="simple" xlink:href="http://isabelle.in.tum.de/" text:style-name="Internet_20_link" text:visited-style-name="Visited_20_Internet_20_Link"><text:span text:style-name="T19">http://isabelle.in.tum.de/</text:span></text:a></text:p>
        </text:list-item>
        <text:list-item>
          <text:p text:style-name="P46">Serrano, M. Control flow analysis: a functional languages compilation paradigm. In <text:span text:style-name="T12">SAC ’95: Proceedings of the 1995 ACM symposium on Applied Computing</text:span>, New York, NY, 1995. ACM, pp. 118–122. </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7T11:04:41</dc:date>
    <dc:creator>Thomas Logan</dc:creator>
    <meta:generator>OpenOffice/4.1.5$Unix OpenOffice.org_project/415m1$Build-9789</meta:generator>
    <meta:editing-duration>P36DT7H43M43S</meta:editing-duration>
    <meta:editing-cycles>624</meta:editing-cycles>
    <meta:document-statistic meta:table-count="0" meta:image-count="0" meta:object-count="0" meta:page-count="24" meta:paragraph-count="272" meta:word-count="10896" meta:character-count="66895"/>
  </office:meta>
</office:document-meta>
</file>